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7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number-columns-repeated="5" table:style-name="ce14" office:value-type="float" office:value="5">
            <text:p>5</text:p>
          </table:table-cell>
          <table:table-cell table:style-name="ce21" table:formula="of:=SUM([.H3:.L3])" office:value-type="float" office:value="25">
            <text:p>25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56">
            <text:p>5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8"/>
          <table:table-cell table:style-name="ce14"/>
          <table:table-cell table:style-name="ce21" table:formula="of:=SUM([.H4:.L4])" office:value-type="float" office:value="1">
            <text:p>1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2">
            <text:p>12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8">
            <text:p>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2">
            <text:p>12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8"/>
          <table:table-cell table:style-name="ce14"/>
          <table:table-cell table:style-name="ce21" table:formula="of:=SUM([.H5:.L5])" office:value-type="float" office:value="1">
            <text:p>1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3">
            <text:p>1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table:number-columns-repeated="2"/>
          <table:table-cell table:style-name="ce18" office:value-type="float" office:value="0">
            <text:p>0</text:p>
          </table:table-cell>
          <table:table-cell table:style-name="ce18"/>
          <table:table-cell table:style-name="ce14"/>
          <table:table-cell table:style-name="ce21" table:formula="of:=SUM([.H6:.L6])" office:value-type="float" office:value="0">
            <text:p>0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 table:number-columns-repeated="2"/>
          <table:table-cell table:style-name="ce18" office:value-type="float" office:value="2">
            <text:p>2</text:p>
          </table:table-cell>
          <table:table-cell table:style-name="ce18"/>
          <table:table-cell table:style-name="ce14"/>
          <table:table-cell table:style-name="ce21" table:formula="of:=SUM([.H7:.L7])" office:value-type="float" office:value="2">
            <text:p>2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5.5">
            <text:p>5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 table:number-columns-repeated="2"/>
          <table:table-cell table:style-name="ce18" office:value-type="float" office:value="0">
            <text:p>0</text:p>
          </table:table-cell>
          <table:table-cell table:style-name="ce18"/>
          <table:table-cell table:style-name="ce14"/>
          <table:table-cell table:style-name="ce21" table:formula="of:=SUM([.H8:.L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16" table:number-columns-repeated="2"/>
          <table:table-cell table:style-name="ce22" table:formula="of:=SUM([.H10:.L10])" office:value-type="float" office:value="2">
            <text:p>2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5">
            <text:p>5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6.5">
            <text:p>16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0.5">
            <text:p>60,5</text:p>
          </table:table-cell>
          <table:table-cell table:style-name="ce17" table:formula="of:=SUM([.H3:.H10])" office:value-type="float" office:value="5">
            <text:p>5</text:p>
          </table:table-cell>
          <table:table-cell table:style-name="ce17" table:formula="of:=SUM([.I3:.I10])" office:value-type="float" office:value="5">
            <text:p>5</text:p>
          </table:table-cell>
          <table:table-cell table:style-name="ce17" table:formula="of:=SUM([.J3:.J10])" office:value-type="float" office:value="11">
            <text:p>11</text:p>
          </table:table-cell>
          <table:table-cell table:style-name="ce17" table:formula="of:=SUM([.K3:.K10])" office:value-type="float" office:value="5">
            <text:p>5</text:p>
          </table:table-cell>
          <table:table-cell table:style-name="ce19" table:formula="of:=SUM([.L3:.L10])" office:value-type="float" office:value="5">
            <text:p>5</text:p>
          </table:table-cell>
          <table:table-cell table:style-name="ce20" table:formula="of:=SUM([.M3:.M10])" office:value-type="float" office:value="31">
            <text:p>31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91.5">
            <text:p>91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18/08/2018</text:date>, <text:time>19:2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18T19:26:55.12</dc:date>
    <meta:editing-cycles>6</meta:editing-cycles>
    <meta:editing-duration>PT9M25S</meta:editing-duration>
    <meta:document-statistic meta:table-count="1" meta:cell-count="161" meta:object-count="0"/>
  </office:meta>
</office:document-meta>
</file>